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ab-stops/>
      </style:paragraph-properties>
      <style:text-properties style:font-name="Times New Roman" officeooo:rsid="000abc59" officeooo:paragraph-rsid="0006c5ea"/>
    </style:style>
    <style:style style:name="T1" style:family="text">
      <style:text-properties officeooo:rsid="000c4272"/>
    </style:style>
    <style:style style:name="T2" style:family="text">
      <style:text-properties fo:font-style="italic" style:font-style-asian="italic" style:font-style-complex="italic"/>
    </style:style>
    <style:style style:name="T3" style:family="text">
      <style:text-properties fo:font-style="italic" officeooo:rsid="000b901d" style:font-style-asian="italic" style:font-style-complex="italic"/>
    </style:style>
    <style:style style:name="T4" style:family="text">
      <style:text-properties officeooo:rsid="000b901d"/>
    </style:style>
    <style:style style:name="T5" style:family="text">
      <style:text-properties fo:font-style="normal" officeooo:rsid="000b901d" style:font-style-asian="normal" style:font-style-complex="normal"/>
    </style:style>
    <style:style style:name="T6" style:family="text">
      <style:text-properties fo:font-style="normal" officeooo:rsid="000f62ba"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 le</text:span> <text:span text:style-name="T2">Joseph d'Arimathie</text:span> retrace l<text:span text:style-name="T4">'</text:span>origine du Graal <text:span text:style-name="T1">et nous éclaire rétrospectivement sur la matière de ce vaste cycle romanesque</text:span>, les premiers paragraphes <text:span text:style-name="T4">retracent l'origine du manuscrit et nous éclairent sur les conditions d'écriture. C'est ainsi l'occasion pour un religieux qui souhaite dans un premier temps garder l'anonymat de justifier l'existence de l'</text:span><text:span text:style-name="T3">Estoire del Saint Graal</text:span><text:span text:style-name="T5">. </text:span><text:span text:style-name="T6">Après avoir reçu un mystérieux livret, ce dernier reçoit de Dieu l'ordre de le copier. C'est donc sous la forme d'un témoignage que s'instaure le pacte fictionnel dès le début du roman. En copiant le texte de l'Estoire de Saint Graal, un religieux répond à la volonté de Dieu qui est de faire connaître aux hommes le récit des aventures du Gra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2:32:38.824471299</meta:creation-date>
    <dc:date>2015-06-08T12:33:42.467737550</dc:date>
    <dc:creator>Gauthier </dc:creator>
    <meta:editing-duration>P0D</meta:editing-duration>
    <meta:editing-cycles>1</meta:editing-cycles>
    <meta:document-statistic meta:table-count="0" meta:image-count="0" meta:object-count="0" meta:page-count="1" meta:paragraph-count="1" meta:word-count="118" meta:character-count="734" meta:non-whitespace-character-count="616"/>
    <meta:generator>LibreOffice/4.2.8.2$Linux_X86_64 LibreOffice_project/420m0$Build-2</meta:generator>
  </office:meta>
</office:document-meta>
</file>